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TC Regular" svg:font-family="'Noto Sans CJK TC Regular'" style:font-family-generic="system" style:font-pitch="variable"/>
  </office:font-face-decls>
  <office:automatic-styles>
    <style:style style:name="P1" style:family="paragraph" style:parent-style-name="Standard">
      <style:paragraph-properties fo:text-align="center" style:justify-single-word="false"/>
      <style:text-properties fo:language="zxx" fo:country="none" fo:font-weight="bold" officeooo:rsid="001687fb" style:language-asian="zxx" style:country-asian="none" style:font-weight-asian="bold" style:language-complex="zxx" style:country-complex="none" style:font-weight-complex="bold"/>
    </style:style>
    <style:style style:name="P2"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fo:font-size="10pt" fo:language="zxx" fo:country="none" fo:font-weight="normal" officeooo:rsid="001687fb" officeooo:paragraph-rsid="001687fb" style:font-size-asian="8.75pt" style:language-asian="zxx" style:country-asian="none" style:font-weight-asian="normal" style:font-size-complex="10pt" style:language-complex="zxx" style:country-complex="none" style:font-weight-complex="normal"/>
    </style:style>
    <style:style style:name="P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0pt" fo:language="zxx" fo:country="none" fo:font-weight="normal" officeooo:rsid="0017b578" officeooo:paragraph-rsid="0017b578" style:font-size-asian="8.75pt" style:language-asian="zxx" style:country-asian="none" style:font-weight-asian="normal" style:font-size-complex="10pt" style:language-complex="zxx" style:country-complex="none" style:font-weight-complex="normal"/>
    </style:style>
    <style:style style:name="P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0pt" fo:language="zxx" fo:country="none" fo:font-weight="normal" officeooo:rsid="00183aca" officeooo:paragraph-rsid="00183aca" style:font-size-asian="8.75pt" style:language-asian="zxx" style:country-asian="none" style:font-weight-asian="normal" style:font-size-complex="10pt" style:language-complex="zxx" style:country-complex="none" style:font-weight-complex="normal"/>
    </style:style>
    <style:style style:name="P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0pt" fo:language="zxx" fo:country="none" fo:font-weight="bold" officeooo:rsid="00169751" officeooo:paragraph-rsid="00169751" style:font-size-asian="8.75pt" style:language-asian="zxx" style:country-asian="none" style:font-weight-asian="bold" style:font-size-complex="10pt" style:language-complex="zxx" style:country-complex="none" style:font-weight-complex="bold"/>
    </style:style>
    <style:style style:name="P6"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0pt" fo:language="zxx" fo:country="none" fo:font-weight="bold" officeooo:rsid="0017b578" officeooo:paragraph-rsid="0017b578" style:font-size-asian="8.75pt" style:language-asian="zxx" style:country-asian="none" style:font-weight-asian="bold" style:font-size-complex="10pt" style:language-complex="zxx" style:country-complex="none" style:font-weight-complex="bold"/>
    </style:style>
    <style:style style:name="T1" style:family="text">
      <style:text-properties officeooo:rsid="00169751"/>
    </style:style>
    <style:style style:name="T2" style:family="text">
      <style:text-properties fo:font-weight="normal" style:font-weight-asian="normal" style:font-weight-complex="normal"/>
    </style:style>
    <style:style style:name="T3" style:family="text">
      <style:text-properties fo:font-weight="normal" officeooo:rsid="0017b578"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Тип даних</text:p>
      <text:p text:style-name="P1"/>
      <text:p text:style-name="P2">Оскільки для вирішення задачі потрібно скласти перелік сторінок за якимось параметром, то <text:span text:style-name="T1">створимо тип даних Top, що міститиме цю інформацію. </text:span></text:p>
      <text:p text:style-name="P5">Ініціалізація: <text:span text:style-name="T2">при ініціалізації об'єкт має отримувати параметр, за яким він відбиратиме сторінки, а також кількість елементів зверху, що ми хочемо отримати.</text:span></text:p>
      <text:p text:style-name="P5">Функція add: <text:span text:style-name="T2">об'єкт класу Top має мати можливість додавати новий елемент, при цьому </text:span><text:span text:style-name="T3">він має автоматично отримувати своє місце, оскільки послідовність має бути завжди відсортованою. </text:span></text:p>
      <text:p text:style-name="P6">Функція display: <text:span text:style-name="T2">для зручності додамо також функцію для відображення даних, що містяться в об'єкті.</text:span></text:p>
      <text:p text:style-name="P6"><text:span text:style-name="T2">Дані про сторінки зберігатимемо у формі кортежів із парою значень (параметр, ID сторінки), де параметр – це відповідний параметр, за яким сортує об'єкт класу Top. </text:span></text:p>
      <text:p text:style-name="P6"><text:span text:style-name="T2"/></text:p>
      <text:p text:style-name="P6"><text:span text:style-name="T2">Цих дій цілком досить для наших потреб. Далі оскільки нам потрібно мати швидкий доступ відразу до всіх елементів (це потрібно для додавання нового елементу), то стеки та черги не зможуть слугувати тут абстрактними типами. Натомість використаємо звичайний масив із такими діями:</text:span></text:p>
      <text:p text:style-name="P6">__getitem__</text:p>
      <text:p text:style-name="P6">__setitem__</text:p>
      <text:p text:style-name="P6">__len__</text:p>
      <text:p text:style-name="P3">Для зручності зробимо його ітерабельним, тобто визначимо функцію <text:span text:style-name="T4">__iter__</text:span>, що буде використовуватися при додаванні (точніше вставці) нових елементів. </text:p>
      <text:p text:style-name="P3">Безпосередньо для вставки визначимо функцію <text:span text:style-name="T4">insert</text:span>, що робитиме зсув елементів за індексом (при цьому відкидаючи кінцевий елемент) та вставку.</text:p>
      <text:p text:style-name="P3"/>
      <text:p text:style-name="P4">Складемо дігараму класів <text:span text:style-name="T5">(її можна знайти у файлі py.uml)</text:span><text:span text:style-name="T6">.</text:span></text:p>
      <text:p text:style-name="P6"><text:span text:style-name="T2"/></text:p>
      <text:p text:style-name="P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TC Regular" svg:font-family="'Noto Sans CJK T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TC Regular" style:font-size-asian="10.5pt" style:language-asian="zh" style:country-asian="TW"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TC Regular" style:font-size-asian="10.5pt" style:language-asian="zh" style:country-asian="TW"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TC Regular" style:font-family-asian="'Noto Sans CJK T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21:20:42.248009707</meta:creation-date>
    <meta:generator>LibreOffice/5.1.6.2$Linux_X86_64 LibreOffice_project/10m0$Build-2</meta:generator>
    <dc:date>2017-06-22T11:56:02.660130119</dc:date>
    <meta:editing-duration>PT8M37S</meta:editing-duration>
    <meta:editing-cycles>1</meta:editing-cycles>
    <meta:document-statistic meta:table-count="0" meta:image-count="0" meta:object-count="0" meta:page-count="1" meta:paragraph-count="13" meta:word-count="196" meta:character-count="1407" meta:non-whitespace-character-count="1219"/>
  </office:meta>
</office:document-meta>
</file>